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0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1" style:family="paragraph" style:parent-style-name="Standard">
      <style:text-properties officeooo:rsid="001557f9" officeooo:paragraph-rsid="001557f9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1b4845" officeooo:paragraph-rsid="001b4845" style:font-size-asian="10.5pt" style:font-weight-asian="bold" style:font-size-complex="12pt" style:font-weight-complex="bold"/>
    </style:style>
    <style:style style:name="P13" style:family="paragraph" style:parent-style-name="Standard">
      <style:text-properties officeooo:rsid="001cb479" officeooo:paragraph-rsid="001cb479"/>
    </style:style>
    <style:style style:name="P14" style:family="paragraph" style:parent-style-name="Standard">
      <style:text-properties officeooo:rsid="001d8ec2" officeooo:paragraph-rsid="001d8ec2"/>
    </style:style>
    <style:style style:name="P15" style:family="paragraph" style:parent-style-name="Standard">
      <style:text-properties officeooo:rsid="001ea5a9" officeooo:paragraph-rsid="001ea5a9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  <style:style style:name="T4" style:family="text">
      <style:text-properties officeooo:rsid="0010418e"/>
    </style:style>
    <style:style style:name="T5" style:family="text">
      <style:text-properties fo:color="#ff3333"/>
    </style:style>
    <style:style style:name="T6" style:family="text">
      <style:text-properties officeooo:rsid="001557f9"/>
    </style:style>
    <style:style style:name="T7" style:family="text">
      <style:text-properties officeooo:rsid="00158740"/>
    </style:style>
    <style:style style:name="T8" style:family="text">
      <style:text-properties officeooo:rsid="0018018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1b4845"/>
    </style:style>
    <style:style style:name="T11" style:family="text">
      <style:text-properties officeooo:rsid="001ea5a9"/>
    </style:style>
    <style:style style:name="T12" style:family="text">
      <style:text-properties officeooo:rsid="001f9a9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2">&lt;</text:span><text:span text:style-name="T1">script</text:span><text:span text:style-name="T3"> src</text:span><text:span text:style-name="T2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2">"&gt;&lt;</text:span><text:span text:style-name="T1">/script</text:span><text:span text:style-name="T2">&gt;</text:span></text:p>
      <text:p text:style-name="P1"/>
      <text:p text:style-name="P1">2.- La librería de estilos CSS de Bootstrap</text:p>
      <text:p text:style-name="P3"><text:span text:style-name="T2">&lt;</text:span>link<text:span text:style-name="T3"> rel</text:span><text:span text:style-name="T2">="stylesheet"</text:span><text:span text:style-name="T3"> href</text:span><text:span text:style-name="T2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2">"&gt;</text:span></text:p>
      <text:p text:style-name="P3"><text:span text:style-name="T2"/></text:p>
      <text:p text:style-name="P1">3.- La librería Javscript de Bootstrap</text:p>
      <text:p text:style-name="P1"><text:span text:style-name="T2">&lt;</text:span><text:span text:style-name="T1">script</text:span><text:span text:style-name="T3"> src</text:span><text:span text:style-name="T2">="https://maxcdn.bootstrapcdn.com/bootstrap/3.3.7/js/bootstrap.min.js"&gt;&lt;</text:span><text:span text:style-name="T1">/script</text:span><text:span text:style-name="T2">&gt;</text:span></text:p>
      <text:p text:style-name="P1"/>
      <text:p text:style-name="P2"><text:span text:style-name="T4">Toda página que use este framework, por tanto siempre incluirá en su código estos 3 componentes. A parte de esto, otras 3 partes importantes deben de aparecen en el código HTML:</text:span></text:p>
      <text:p text:style-name="P2"/>
      <text:p text:style-name="P2"><text:span text:style-name="T4">1.- El Doctype de HTML5 UTF-8:</text:span></text:p>
      <text:p text:style-name="P2"><text:span text:style-name="T2">&lt;</text:span><text:span text:style-name="T1">!DOCTYPE</text:span><text:span text:style-name="T3"> html</text:span><text:span text:style-name="T2">&gt;</text:span><text:line-break/><text:span text:style-name="T2">&lt;</text:span><text:span text:style-name="T1">html</text:span><text:span text:style-name="T3"> lang</text:span><text:span text:style-name="T2">="en"&gt;</text:span><text:line-break/>  <text:span text:style-name="T2">&lt;</text:span><text:span text:style-name="T1">head</text:span><text:span text:style-name="T2">&gt;</text:span><text:line-break/>    <text:span text:style-name="T2">&lt;</text:span><text:span text:style-name="T1">meta</text:span><text:span text:style-name="T3"> charset</text:span><text:span text:style-name="T2">="utf-8"&gt;</text:span> <text:line-break/>  <text:span text:style-name="T2">&lt;</text:span><text:span text:style-name="T1">/head</text:span><text:span text:style-name="T2">&gt;</text:span><text:line-break/><text:span text:style-name="T2">&lt;</text:span><text:span text:style-name="T1">/html</text:span><text:span text:style-name="T2">&gt;</text:span> </text:p>
      <text:p text:style-name="P2"/>
      <text:p text:style-name="P5">2.- El meta tag específico para adaptación de dispositivos móviles, en &lt;head&gt;:</text:p>
      <text:p text:style-name="P2"><text:span text:style-name="T2">&lt;</text:span><text:span text:style-name="T1">meta</text:span><text:span text:style-name="T3"> name</text:span><text:span text:style-name="T2">="viewport"</text:span><text:span text:style-name="T3"> content</text:span><text:span text:style-name="T2">="width=device-width, initial-scale=1"&gt;</text:span> </text:p>
      <text:p text:style-name="P2"/>
      <text:p text:style-name="P5">3.- El elemento contenedor que envolverá al resto de componentes Bootstrap (el contenedor <text:span text:style-name="T5">.container</text:span>)</text:p>
      <text:p text:style-name="P4"><text:span text:style-name="T2">&lt;</text:span>div<text:span text:style-name="T3"> class</text:span><text:span text:style-name="T2">="container"&gt;</text:span></text:p>
      <text:p text:style-name="P4"><text:span text:style-name="T2">&lt;/div&gt;</text:span></text:p>
      <text:p text:style-name="P5"/>
      <text:p text:style-name="P9">Esqueleto base de una web Bootstrap:</text:p>
      <text:p text:style-name="P6"><text:span text:style-name="T2">&lt;</text:span><text:span text:style-name="T1">!DOCTYPE</text:span><text:span text:style-name="T3"> html</text:span><text:span text:style-name="T2">&gt;</text:span><text:line-break/><text:span text:style-name="T2">&lt;</text:span><text:span text:style-name="T1">html</text:span><text:span text:style-name="T3"> lang</text:span><text:span text:style-name="T2">="en"&gt;</text:span><text:line-break/><text:span text:style-name="T2">&lt;</text:span><text:span text:style-name="T1">head</text:span><text:span text:style-name="T2">&gt;</text:span><text:line-break/>  <text:span text:style-name="T2">&lt;</text:span><text:span text:style-name="T1">title</text:span><text:span text:style-name="T2">&gt;</text:span>Bootstrap Example<text:span text:style-name="T2">&lt;</text:span><text:span text:style-name="T1">/title</text:span><text:span text:style-name="T2">&gt;</text:span><text:line-break/>  <text:span text:style-name="T2">&lt;</text:span><text:span text:style-name="T1">meta</text:span><text:span text:style-name="T3"> charset</text:span><text:span text:style-name="T2">="utf-8"&gt;</text:span><text:line-break/>  <text:span text:style-name="T2">&lt;</text:span><text:span text:style-name="T1">meta</text:span><text:span text:style-name="T3"> name</text:span><text:span text:style-name="T2">="viewport"</text:span><text:span text:style-name="T3"> content</text:span><text:span text:style-name="T2">="width=device-width, initial-scale=1"&gt;</text:span><text:line-break/>  <text:span text:style-name="T2">&lt;</text:span><text:span text:style-name="T1">link</text:span><text:span text:style-name="T3"> rel</text:span><text:span text:style-name="T2">="stylesheet"</text:span><text:span text:style-name="T3"> href</text:span><text:span text:style-name="T2">="https://maxcdn.bootstrapcdn.com/bootstrap/3.3.7/css/bootstrap.min.css"&gt;</text:span><text:line-break/>  <text:span text:style-name="T2">&lt;</text:span><text:span text:style-name="T1">script</text:span><text:span text:style-name="T3"> src</text:span><text:span text:style-name="T2">="https://ajax.googleapis.com/ajax/libs/jquery/3.2.0/jquery.min.js"&gt;&lt;</text:span><text:span text:style-name="T1">/script</text:span><text:span text:style-name="T2">&gt;</text:span><text:line-break/>  <text:span text:style-name="T2">&lt;</text:span><text:span text:style-name="T1">script</text:span><text:span text:style-name="T3"> src</text:span><text:span text:style-name="T2">="https://maxcdn.bootstrapcdn.com/bootstrap/3.3.7/js/bootstrap.min.js"&gt;&lt;</text:span><text:span text:style-name="T1">/script</text:span><text:span text:style-name="T2">&gt;</text:span><text:line-break/><text:span text:style-name="T2">&lt;</text:span><text:span text:style-name="T1">/head</text:span><text:span text:style-name="T2">&gt;</text:span><text:line-break/><text:span text:style-name="T2">&lt;</text:span><text:span text:style-name="T1">body</text:span><text:span text:style-name="T2">&gt;</text:span><text:line-break/><text:span text:style-name="T2">&lt;</text:span><text:span text:style-name="T1">div</text:span><text:span text:style-name="T3"> class</text:span><text:span text:style-name="T2">="container"&gt;</text:span><text:line-break/>  &lt;<text:span text:style-name="T1">/div</text:span><text:span text:style-name="T2">&gt;</text:span><text:lin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 </text:p>
      <text:p text:style-name="P6"/>
      <text:p text:style-name="P10"><text:soft-page-break/>Particularidades del elemento container</text:p>
      <text:p text:style-name="P5"/>
      <text:p text:style-name="P5">- <text:span text:style-name="T6">Hay 2 tipos diferentes de containers en bootstrap:</text:span></text:p>
      <text:p text:style-name="P11">a) .container <text:tab/><text:tab/>=&gt; contenedor responsive de anchura fija <text:span text:style-name="T7">para cada tamaño de pantalla</text:span></text:p>
      <text:p text:style-name="P11">b) .container-fluid <text:tab/>=&gt; contenedor de ancho <text:span text:style-name="T8">elástico</text:span> que se expande <text:span text:style-name="T8">ocupando </text:span>todo el viewport</text:p>
      <text:p text:style-name="P2"/>
      <text:p text:style-name="P2">- <text:span text:style-name="T6">Los contenedores no son anidables, es decir no puede haber uno dentro de otro. </text:span></text:p>
      <text:p text:style-name="P2"><text:s/></text:p>
      <text:p text:style-name="P2"/>
      <text:p text:style-name="P8">El grid de Bootstrap</text:p>
      <text:p text:style-name="P8"/>
      <text:p text:style-name="P12"><text:span text:style-name="T9">Bootstrap permite un sistema de grid de hasta 12 columnas a lo largo de la página. </text:span></text:p>
      <text:p text:style-name="P12"><text:span text:style-name="T9">Las columnas pueden juntarse para ocupar varias columnas, siempre que sumen hasta 12 por fila.</text:span></text:p>
      <text:p text:style-name="P12"><text:span text:style-name="T9">El sistema de grid es responsive y se ajusta al tamaño de la pantalla del dispositivo.</text:span></text:p>
      <text:p text:style-name="P12"><text:span text:style-name="T9">Hay 1 clase de grid para cada tamaño/dispostivo:</text:span></text:p>
      <text:list xml:id="list5854282058875188270" text:style-name="L2">
        <text:list-item>
          <text:p text:style-name="P17">xs (<text:span text:style-name="T10">para</text:span> <text:span text:style-name="T10">móviles - 360 px</text:span>) </text:p>
        </text:list-item>
        <text:list-item>
          <text:p text:style-name="P17">sm (<text:span text:style-name="T10">para</text:span> tablet<text:span text:style-name="T10">a</text:span>s - <text:span text:style-name="T11">768 px</text:span>) </text:p>
        </text:list-item>
        <text:list-item>
          <text:p text:style-name="P17">md (<text:span text:style-name="T10">para portátiles -1024 px</text:span>) </text:p>
        </text:list-item>
        <text:list-item>
          <text:p text:style-name="P16">lg (<text:span text:style-name="T10">para pc sobremesa - 1200 px</text:span>) </text:p>
        </text:list-item>
      </text:list>
      <text:p text:style-name="P13">Pueden combinarse para crear disposiciones más dinámicas.</text:p>
      <text:p text:style-name="P13">Este es un ejemplo de grid:</text:p>
      <text:p text:style-name="P13"><text:span text:style-name="T2">&lt;</text:span><text:span text:style-name="T1">div</text:span><text:span text:style-name="T3"> class</text:span><text:span text:style-name="T2">="row"&gt;</text:span><text:line-break/>  <text:span text:style-name="T2">&lt;</text:span><text:span text:style-name="T1">div</text:span><text:span text:style-name="T3"> class</text:span><text:span text:style-name="T2">="col-sm-4"&gt;</text:span>.col-sm-4<text:span text:style-name="T2">&lt;</text:span><text:span text:style-name="T1">/div</text:span><text:span text:style-name="T2">&gt;</text:span><text:line-break/>  <text:span text:style-name="T2">&lt;</text:span><text:span text:style-name="T1">div</text:span><text:span text:style-name="T3"> class</text:span><text:span text:style-name="T2">="col-sm-4"&gt;</text:span>.col-sm-4<text:span text:style-name="T2">&lt;</text:span><text:span text:style-name="T1">/div</text:span><text:span text:style-name="T2">&gt;</text:span><text:line-break/>  <text:span text:style-name="T2">&lt;</text:span><text:span text:style-name="T1">div</text:span><text:span text:style-name="T3"> class</text:span><text:span text:style-name="T2">="col-sm-4"&gt;</text:span>.col-sm-4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 </text:p>
      <text:p text:style-name="P13"/>
      <text:p text:style-name="P14">Es una fila, con 3 celdas de 4 columnas cada una, sumando 12 en total.</text:p>
      <text:p text:style-name="P15">¿Qué significa que sea de la clase -sm- ?. Pues que se mantendrá en la misma fila si el tamaño de la pantalla es de <text:span text:style-name="T12">tabletas para arriba, y solamente colapsará a mostrarse en 3 filas si el tamaño es menor ( o sea, de móvil).</text:span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29T16:52:51.042053297</dc:date>
    <meta:editing-duration>PT46M56S</meta:editing-duration>
    <meta:editing-cycles>15</meta:editing-cycles>
    <meta:document-statistic meta:table-count="0" meta:image-count="0" meta:object-count="0" meta:page-count="2" meta:paragraph-count="38" meta:word-count="408" meta:character-count="3118" meta:non-whitespace-character-count="2707"/>
  </office:meta>
</office:document-meta>
</file>